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90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office:value-type="string" calcext:value-type="string">
            <text:p>メモ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D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E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number-columns-repeated="2" table:style-name="ce2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5-F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6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0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0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0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10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1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11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3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number-columns-repeated="3"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14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27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28_EF_rock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2"/>
          <table:table-cell office:value-type="string" calcext:value-type="string">
            <text:p>影修正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2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1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2"/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31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2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table:number-columns-repeated="2"/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32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number-columns-repeated="4" table:style-name="ce2" office:value-type="string" calcext:value-type="string">
            <text:p>✓</text:p>
          </table:table-cell>
          <table:table-cell table:style-name="ce8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A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33-A_EF_rock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B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effect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3-C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rocket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B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C_effect_C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4_BG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5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6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7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8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office:value-type="string" calcext:value-type="string">
            <text:p>cut039_BG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/00/00</text:date>, <text:time style:data-style-name="N2" text:time-value="12:05:00.89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8T20:39:31.700000000</dc:date>
    <meta:editing-duration>PT9H17M5S</meta:editing-duration>
    <meta:editing-cycles>12</meta:editing-cycles>
    <meta:generator>LibreOffice/6.2.2.2$Windows_X86_64 LibreOffice_project/2b840030fec2aae0fd2658d8d4f9548af4e3518d</meta:generator>
    <meta:document-statistic meta:table-count="2" meta:cell-count="814" meta:object-count="0"/>
  </office:meta>
</office:document-meta>
</file>